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 officeooo:rsid="001c7376" officeooo:paragraph-rsid="001c7376"/>
    </style:style>
    <style:style style:name="P2" style:family="paragraph" style:parent-style-name="Standard">
      <style:text-properties style:font-name="Droid Sans" officeooo:rsid="001c7376" officeooo:paragraph-rsid="001c80b7"/>
    </style:style>
    <style:style style:name="P3" style:family="paragraph" style:parent-style-name="Standard">
      <style:text-properties style:font-name="Droid Sans" officeooo:rsid="001c7376" officeooo:paragraph-rsid="00231394"/>
    </style:style>
    <style:style style:name="P4" style:family="paragraph" style:parent-style-name="Standard">
      <style:text-properties style:font-name="Droid Sans" officeooo:rsid="001c7376" officeooo:paragraph-rsid="0024dfd8"/>
    </style:style>
    <style:style style:name="P5" style:family="paragraph" style:parent-style-name="Standard">
      <style:text-properties style:font-name="Droid Sans" officeooo:rsid="00237531" officeooo:paragraph-rsid="00237531"/>
    </style:style>
    <style:style style:name="P6" style:family="paragraph" style:parent-style-name="Standard">
      <style:text-properties style:font-name="Droid Sans" officeooo:rsid="0024dfd8" officeooo:paragraph-rsid="0024dfd8"/>
    </style:style>
    <style:style style:name="P7" style:family="paragraph" style:parent-style-name="Standard">
      <style:text-properties officeooo:paragraph-rsid="00231394"/>
    </style:style>
    <style:style style:name="P8" style:family="paragraph" style:parent-style-name="Standard">
      <style:text-properties officeooo:paragraph-rsid="0024dfd8"/>
    </style:style>
    <style:style style:name="P9" style:family="paragraph" style:parent-style-name="Heading_20_1">
      <style:text-properties officeooo:rsid="0033fa2e" officeooo:paragraph-rsid="0033fa2e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80b7"/>
    </style:style>
    <style:style style:name="T3" style:family="text">
      <style:text-properties officeooo:rsid="001dbdbb"/>
    </style:style>
    <style:style style:name="T4" style:family="text">
      <style:text-properties officeooo:rsid="001f2a21"/>
    </style:style>
    <style:style style:name="T5" style:family="text">
      <style:text-properties style:font-name="Droid Sans" officeooo:rsid="00231394"/>
    </style:style>
    <style:style style:name="T6" style:family="text">
      <style:text-properties style:font-name="Droid Sans" officeooo:rsid="00231f7c"/>
    </style:style>
    <style:style style:name="T7" style:family="text">
      <style:text-properties style:font-name="Droid Sans" officeooo:rsid="00237531"/>
    </style:style>
    <style:style style:name="T8" style:family="text">
      <style:text-properties style:font-name="Droid Sans" officeooo:rsid="0026555d"/>
    </style:style>
    <style:style style:name="T9" style:family="text">
      <style:text-properties style:font-name="Droid Sans" officeooo:rsid="00274162"/>
    </style:style>
    <style:style style:name="T10" style:family="text">
      <style:text-properties style:font-name="Droid Sans" officeooo:rsid="001c7376"/>
    </style:style>
    <style:style style:name="T11" style:family="text">
      <style:text-properties style:font-name="Droid Sans" officeooo:rsid="002150ad"/>
    </style:style>
    <style:style style:name="T12" style:family="text">
      <style:text-properties officeooo:rsid="00244d0b"/>
    </style:style>
    <style:style style:name="T13" style:family="text">
      <style:text-properties fo:color="#0000ff"/>
    </style:style>
    <style:style style:name="T14" style:family="text">
      <style:text-properties fo:color="#0000ff" style:font-name="Droid Sans" officeooo:rsid="00231394"/>
    </style:style>
    <style:style style:name="T15" style:family="text">
      <style:text-properties fo:color="#0000ff" style:font-name="Droid Sans" officeooo:rsid="002150ad"/>
    </style:style>
    <style:style style:name="T16" style:family="text">
      <style:text-properties fo:color="#0000ff" officeooo:rsid="001c80b7"/>
    </style:style>
    <style:style style:name="T17" style:family="text">
      <style:text-properties fo:color="#0000ff" officeooo:rsid="001f2a21"/>
    </style:style>
    <style:style style:name="T18" style:family="text">
      <style:text-properties fo:color="#0000ff" officeooo:rsid="001dbdbb"/>
    </style:style>
    <style:style style:name="T19" style:family="text">
      <style:text-properties fo:color="#0000ff" officeooo:rsid="00293dfb"/>
    </style:style>
    <style:style style:name="T20" style:family="text">
      <style:text-properties officeooo:rsid="00293dfb"/>
    </style:style>
    <style:style style:name="T21" style:family="text">
      <style:text-properties officeooo:rsid="002c9881"/>
    </style:style>
    <style:style style:name="T22" style:family="text">
      <style:text-properties officeooo:rsid="00370cf8"/>
    </style:style>
    <style:style style:name="T23" style:family="text">
      <style:text-properties officeooo:rsid="00378f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he Language</text:h>
      <text:p text:style-name="P1"/>
      <text:p text:style-name="P7"><text:span text:style-name="T5">Legend: </text:span><text:span text:style-name="T14">identifier</text:span><text:span text:style-name="T5">@Grammar: </text:span><text:span text:style-name="T6">give the piece of </text:span><text:span text:style-name="T5">Grammar </text:span><text:span text:style-name="T6">the </text:span><text:span text:style-name="T7">name </text:span><text:span text:style-name="T6">identifier, ma</text:span><text:span text:style-name="T7">king it easier to reference to in the explanation. </text:span><text:span text:style-name="T9">Parts between &lt;&gt; are optional. </text:span><text:span text:style-name="T8">The characters [ ] + * | have the meaning they have in regular expressions. </text:span></text:p>
      <text:p text:style-name="P3"/>
      <text:p text:style-name="P5">The Grammar of the language is defined as follows:</text:p>
      <text:p text:style-name="P1"/>
      <text:p text:style-name="P6">Number<text:tab/>:= [0-9]+</text:p>
      <text:p text:style-name="P6">String<text:tab/><text:tab/>:= [a-zA-Z]+</text:p>
      <text:p text:style-name="P1">Terminal <text:tab/>:= Number | “false” | “true” | Variable | Const</text:p>
      <text:p text:style-name="P1">Operator<text:tab/>:= <text:span text:style-name="T1">+</text:span> | <text:span text:style-name="T1">-</text:span> | <text:span text:style-name="T1">* </text:span>| <text:span text:style-name="T1">/ </text:span>| <text:span text:style-name="T1">&gt; </text:span>| <text:span text:style-name="T1">&lt; </text:span>| <text:span text:style-name="T1">&lt;= </text:span>| <text:span text:style-name="T1">&gt;= </text:span>| <text:span text:style-name="T1">== </text:span>| <text:span text:style-name="T1">!= </text:span>| <text:span text:style-name="T1">&amp;&amp; </text:span>| <text:span text:style-name="T1">|| </text:span>| <text:span text:style-name="T1">!</text:span></text:p>
      <text:p text:style-name="P1">Expression <text:tab/>:= Terminal (Operator Terminal)*</text:p>
      <text:p text:style-name="P1">Statement <text:tab/>:= VariableDefinition | Assignment | While | For | IfThenElse |Scope</text:p>
      <text:p text:style-name="P1"/>
      <text:p text:style-name="P1"><text:tab/>VariableDefinition<text:tab/>:= [Variable | Const] String = Expression </text:p>
      <text:p text:style-name="P1"><text:tab/><text:tab/>where a Variable or Const is defined in the current scope with the value </text:p>
      <text:p text:style-name="P1"><text:tab/><text:tab/>resulting from Expression. <text:span text:style-name="T21">String can not be one of the reserved keywords:</text:span></text:p>
      <text:p text:style-name="P1"><text:tab/><text:tab/><text:span text:style-name="T21">if, then, else, while, for, const, var, true, false.</text:span></text:p>
      <text:p text:style-name="P1"><text:tab/><text:tab/><text:span text:style-name="T22">Note: a Variable may not be present in the Expression on the RHS of a Const</text:span></text:p>
      <text:p text:style-name="P1"><text:tab/><text:tab/><text:span text:style-name="T23">definition. Consts are merely names for numbers.</text:span></text:p>
      <text:p text:style-name="P1"/>
      <text:p text:style-name="P1"><text:tab/>Assignment <text:tab/>:= <text:span text:style-name="T13">var</text:span><text:span text:style-name="T12">@Variable</text:span> = Expression</text:p>
      <text:p text:style-name="P1"><text:tab/><text:tab/>where <text:span text:style-name="T13">var</text:span> is assigned the value resulting from Expression.</text:p>
      <text:p text:style-name="P2"><text:tab/></text:p>
      <text:p text:style-name="P2"><text:tab/>While<text:tab/><text:tab/>:= while <text:span text:style-name="T16">cond</text:span><text:span text:style-name="T2">@</text:span>Expression { <text:span text:style-name="T17">sts</text:span><text:span text:style-name="T4">@</text:span>Statement* }</text:p>
      <text:p text:style-name="P1"><text:tab/><text:tab/>where <text:span text:style-name="T17">sts</text:span><text:span text:style-name="T4"> are executed as long as </text:span><text:span text:style-name="T17">cond</text:span><text:span text:style-name="T4"> evaluates to true.</text:span></text:p>
      <text:p text:style-name="P2"><text:tab/></text:p>
      <text:p text:style-name="P2"><text:tab/>For<text:tab/><text:tab/>:= for <text:s/><text:span text:style-name="T13">vardef</text:span><text:span text:style-name="T3">@VariableDefinition</text:span>; <text:span text:style-name="T13">cond</text:span><text:span text:style-name="T3">@Expression</text:span>; <text:tab/><text:tab/><text:tab/><text:tab/><text:tab/><text:tab/><text:span text:style-name="T13">update</text:span><text:span text:style-name="T3">@Expression</text:span> { <text:span text:style-name="T17">sts</text:span><text:span text:style-name="T4">@S</text:span>tatement* }</text:p>
      <text:p text:style-name="P2"><text:tab/><text:tab/><text:span text:style-name="T3">where </text:span><text:span text:style-name="T18">sts</text:span><text:span text:style-name="T3"> are executed as long as </text:span><text:span text:style-name="T18">cond</text:span><text:span text:style-name="T3"> evaluates to true. The Variable in <text:tab/><text:tab/></text:span><text:span text:style-name="T18">vardef</text:span><text:span text:style-name="T3"> is assigned with the value resulting from </text:span><text:span text:style-name="T18">update</text:span><text:span text:style-name="T3"> after </text:span><text:span text:style-name="T18">sts</text:span><text:span text:style-name="T3"> have been <text:tab/><text:tab/>executed.</text:span></text:p>
      <text:p text:style-name="P2"/>
      <text:p text:style-name="P8"><text:span text:style-name="T10"><text:tab/></text:span><text:span text:style-name="T11">IfThenElse<text:tab/>:= if </text:span><text:span text:style-name="T15">cond</text:span><text:span text:style-name="T11">@Expression then {</text:span><text:span text:style-name="T15">trueStats</text:span><text:span text:style-name="T11">@Statement*} </text:span></text:p>
      <text:p text:style-name="P8"><text:span text:style-name="T11"><text:tab/><text:tab/><text:tab/> <text:s text:c="3"/>&lt;else {</text:span><text:span text:style-name="T15">falseStats</text:span><text:span text:style-name="T11">@Statement*} &gt;</text:span></text:p>
      <text:p text:style-name="P4"><text:tab/><text:tab/><text:span text:style-name="T20">where </text:span><text:span text:style-name="T19">trueStats</text:span><text:span text:style-name="T20"> are executed if </text:span><text:span text:style-name="T19">cond</text:span><text:span text:style-name="T20"> evaluates to true, and optionally, <text:tab/><text:tab/><text:tab/></text:span><text:span text:style-name="T19">falseStats</text:span><text:span text:style-name="T20"> are executed when </text:span><text:span text:style-name="T19">cond</text:span><text:span text:style-name="T20"> evaluates to false, if the else <text:tab/><text:tab/><text:tab/><text:tab/>substatement is present</text:span></text:p>
      <text:p text:style-name="P2"/>
      <text:p text:style-name="P5">Program<text:tab/>:= Statement*</text:p>
      <text:p text:style-name="P2"/>
      <text:p text:style-name="P2"/>
      <text:p text:style-name="P2"/>
      <text:h text:style-name="P10" text:outline-level="1">The Compiler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2:51:54.971201855</meta:creation-date>
    <dc:date>2014-10-10T15:32:24.580327962</dc:date>
    <meta:editing-duration>PT2H26M23S</meta:editing-duration>
    <meta:editing-cycles>27</meta:editing-cycles>
    <meta:generator>LibreOffice/4.2.6.3$Linux_X86_64 LibreOffice_project/420m0$Build-3</meta:generator>
    <meta:document-statistic meta:table-count="0" meta:image-count="0" meta:object-count="0" meta:page-count="2" meta:paragraph-count="28" meta:word-count="285" meta:character-count="1755" meta:non-whitespace-character-count="1435"/>
  </office:meta>
</office:document-meta>
</file>